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master-page-name="">
      <style:paragraph-properties fo:margin-left="1.005cm" fo:margin-right="0cm" fo:margin-top="0cm" fo:margin-bottom="0.212cm" fo:text-indent="0cm" style:auto-text-indent="false" style:page-number="auto"/>
    </style:style>
    <style:style style:name="P3" style:family="paragraph" style:parent-style-name="Text_20_body">
      <style:paragraph-properties fo:margin-left="1.005cm" fo:margin-right="0cm" fo:margin-top="0cm" fo:margin-bottom="0.212cm" fo:text-indent="0cm" style:auto-text-indent="false"/>
    </style:style>
    <style:style style:name="P4" style:family="paragraph" style:parent-style-name="Text_20_body">
      <style:paragraph-properties fo:margin-left="1.005cm" fo:margin-right="0cm" fo:text-indent="0cm" style:auto-text-indent="false"/>
    </style:style>
    <style:style style:name="P5" style:family="paragraph" style:parent-style-name="Text_20_body">
      <style:paragraph-properties fo:margin-left="1.005cm" fo:margin-right="0cm" fo:text-indent="0cm" style:auto-text-indent="false" style:border-line-width-bottom="0.002cm 0.035cm 0.002cm" fo:padding="0.074cm" fo:border-left="none" fo:border-right="none" fo:border-top="none" fo:border-bottom="0.039cm double #000000" style:join-border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оизводство авто — модели по странам-производителям:</text:h>
      <text:h text:style-name="Heading_20_2" text:outline-level="2">«Сборщики»:</text:h>
      <text:p text:style-name="P2"><text:span text:style-name="T1">Spain</text:span>: <text:s/>['Audi', 'Citroen', 'Ford', 'Iveco', 'Mercedes-Benz', 'Nissan', 'Opel', 'Peugeot', 'Renault', 'Seat', 'Volkswagen']</text:p>
      <text:p text:style-name="P3"/>
      <text:p text:style-name="P3"><text:span text:style-name="T1">Poland</text:span>: <text:s/>['Chevrolet', 'Fiat', 'Ford', 'Lancia', 'Opel', 'Volkswagen']</text:p>
      <text:p text:style-name="P3"/>
      <text:p text:style-name="P3"><text:span text:style-name="T1">Czech</text:span>: <text:s/>['Citroen', 'Hyundai', 'Kia', 'Peugeot', 'Seat', 'Skoda', 'Toyota']</text:p>
      <text:p text:style-name="P3"/>
      <text:p text:style-name="P3"><text:span text:style-name="T1">Slovakia</text:span>: <text:s/>['Audi', 'Citroen', 'Hyundai', 'Kia', 'Peugeot', 'Seat', 'Skoda', 'Volkswagen']</text:p>
      <text:p text:style-name="P3"/>
      <text:p text:style-name="P3"><text:span text:style-name="T1">Slovenia</text:span>: <text:s/>['Renault', 'Smart']</text:p>
      <text:p text:style-name="Text_20_body"/>
      <text:h text:style-name="Heading_20_2" text:outline-level="2">«Пост-СССР»:</text:h>
      <text:p text:style-name="P4"><text:span text:style-name="T1">Russia</text:span>: <text:s/>['BAW', 'BMW', 'Brilliance', 'Cadillac', 'Caterpillar', 'ChangAn', 'Chery', 'Chevrolet', 'Citroen', 'Daewoo', 'Datsun', 'Emgrand', 'FAW', 'Fiat', 'Ford', 'Foton', 'Geely', 'Genesis', 'Haima', 'Haval', 'Hawtai', 'Hyundai', 'Isuzu', 'Iveco', 'JAC', 'Kia', 'Komatsu', 'Lada', 'Lifan', 'Luxgen', 'MAN', 'MG', 'Mazda', 'Mercedes-Benz', 'Mitsubishi', 'Nissan', 'Opel', 'Peugeot', 'Renault', 'Scania', 'SsangYong', 'Toyota', 'Volkswagen', 'Volvo', 'БЗКТ', 'Бронто', 'ВИС', 'Волжанин', 'ГАЗ', 'ГолАЗ', 'ЗИЛ', 'Иж', 'КаВЗ', 'КамАЗ', 'ЛиАЗ', 'НефАЗ', 'ПАЗ', 'ТагАЗ', 'Тонар', 'Тролза', 'УАЗ', 'Урал']</text:p>
      <text:p text:style-name="P4"/>
      <text:p text:style-name="P4"><text:span text:style-name="T1">Ukraine</text:span>: <text:s/>['Chery', 'Chevrolet', 'Isuzu', 'Kia', 'Lada', 'Naza', 'Skoda', 'Tata', 'БАЗ', 'Богдан', 'ЗАЗ', 'КрАЗ', 'ЛАЗ', 'ЧАЗ']</text:p>
      <text:p text:style-name="P4"/>
      <text:p text:style-name="P4"><text:span text:style-name="T1">Belarussia</text:span>: <text:s/>['Geely', 'Intrall', 'IranKhodro', 'БелАЗ', 'МАЗ', 'МоАЗ']</text:p>
      <text:p text:style-name="P4"/>
      <text:h text:style-name="Heading_20_2" text:outline-level="2">«Брикс» (частичноб условно):</text:h>
      <text:p text:style-name="P4"><text:span text:style-name="T1">Brazil</text:span>: <text:s/>['Agrale', 'Audi', 'BMW', 'Chery', 'Chevrolet', 'Citroen', 'Dacia', 'Fiat', 'Ford', 'Hafei', 'Honda', 'Hyundai', 'International', 'Iveco', 'Jeep', 'LandRover', 'Mahindra', 'Mercedes-Benz', 'Minerva', 'Mitsubishi', 'Nissan', 'Peugeot', 'Renault', 'Scania', 'Suzuki', 'Toyota', 'Troller', 'Volkswagen', 'Volvo']</text:p>
      <text:p text:style-name="P4"/>
      <text:p text:style-name="P4"><text:span text:style-name="T1">Mexico</text:span>: <text:s/>['Audi', 'Cadillac', 'Chevrolet', 'Chrysler', 'Dina', 'Dodge', 'Fiat', 'Ford', 'GMC', 'Hino', 'Honda', 'Hyundai', 'Infiniti', 'International', 'Isuzu', 'Jeep', 'Kenworth', 'Kia', 'Lincoln', 'MAN', 'Mazda', 'Mercedes-Benz', 'Mercury', 'Nissan', 'Ram', 'Renault', 'Saab', 'Saturn', 'Scania', <text:soft-page-break/>'Scion', 'Toyota', 'Volkswagen', 'Volvo']</text:p>
      <text:p text:style-name="P4"/>
      <text:p text:style-name="P4"><text:span text:style-name="T1">India</text:span>: <text:s/>['AMW', 'AshokLeyland', 'BMW', 'Chevrolet', 'Datsun', 'Eicher', 'Fiat', 'Force', 'Ford', 'Hindustan', 'Honda', 'Hyundai', 'International', 'Isuzu', 'JBM', 'Jaguar', 'Jeep', 'Mahindra', 'Mazda', 'Mercedes-Benz', 'Mitsubishi', 'Nissan', 'Piaggio', 'Renault', 'Skoda', 'SsangYong', 'Suzuki', 'Tata', 'Toyota', 'Volkswagen', 'Volvo']</text:p>
      <text:p text:style-name="P4"/>
      <text:h text:style-name="Heading_20_2" text:outline-level="2">«Лидеры-разработчики»:</text:h>
      <text:p text:style-name="P4"><text:span text:style-name="T1">Germany</text:span>: <text:s/>['Audi', 'BMW', 'Ford', 'Maybach', 'Mercedes-Benz', 'Opel', 'Porsche', 'Seat', 'Volkswagen']</text:p>
      <text:p text:style-name="P4"/>
      <text:p text:style-name="P4"><text:span text:style-name="T1">France</text:span>: <text:s/>['Alpine', 'Citroen', 'DS', 'Fiat', 'Lancia', 'Mercedes-Benz', 'Nissan', 'Opel', 'Peugeot', 'Renault', 'Smart', 'Toyota']</text:p>
      <text:p text:style-name="P4"/>
      <text:p text:style-name="P4"><text:span text:style-name="T1">U.K.:</text:span> <text:s/>['AlexanderDennis', 'AstonMartin', 'Bentley', 'Caterham', 'DennisEagle', 'Ford', 'Honda', 'Infiniti', 'Jaguar', 'LTI', 'LandRover', 'Leyland', 'Lotus', 'MG', 'McLaren', 'Minerva', 'Morgan', 'Nissan', 'Opel', 'Optare', 'Renault', 'Rolls-Royce', 'Toyota', 'Vauxhall']</text:p>
      <text:p text:style-name="P4"/>
      <text:p text:style-name="P4"><text:span text:style-name="T1">Italy</text:span>: <text:s/>['AlfaRomeo', 'Citroen', 'Ferrari', 'Fiat', 'Ford', 'Jeep', 'Lamborghini', 'Lancia', 'Maserati', 'Peugeot', 'Piaggio']</text:p>
      <text:p text:style-name="P5"/>
      <text:p text:style-name="P4"/>
      <text:p text:style-name="P4"><text:span text:style-name="T1">USA</text:span>: <text:s/>['Acura', 'BMW', 'Buick', 'Cadillac', 'Chevrolet', 'Chrysler', 'Dodge', 'Ford', 'Freightliner', 'GMC', 'Hino', 'Holden', 'Honda', 'Hummer', 'Hyundai', 'Infiniti', 'International', 'Isuzu', 'Jeep', 'Kenworth', 'Kia', 'Lancia', 'Lexus', 'Lincoln', 'Mack', 'Mazda', 'Mercedes-Benz', 'Mercury', 'Mitsubishi', 'Nissan', 'Opel', 'Peterbilt', 'Pontiac', 'Ram', 'Saturn', 'Subaru', 'Suzuki', 'Tesla', 'Toyota', 'Volkswagen', 'Volvo', 'WesternStar']</text:p>
      <text:p text:style-name="P4"/>
      <text:p text:style-name="P4"><text:span text:style-name="T1">Japan</text:span>: <text:s/>['Acura', 'Daihatsu', 'Fiat', 'Hino', 'Honda', 'Infiniti', 'Isuzu', 'Lexus', 'Mazda', 'Mitsubishi', 'Nissan', 'Scion', 'Subaru', 'Suzuki', 'Toyota', 'UDTrucks']</text:p>
      <text:p text:style-name="P4"/>
      <text:p text:style-name="P4"><text:span text:style-name="T1">Korea</text:span>: <text:s/>['Alpheon', 'Chevrolet', 'Daewoo', 'Genesis', 'Hyundai', 'Kia', 'Nissan', 'Samsung', 'SsangYong']</text:p>
      <text:p text:style-name="P4"/>
      <text:h text:style-name="Heading_20_2" text:outline-level="2">Китай:</text:h>
      <text:p text:style-name="P4"><text:span text:style-name="T1">China</text:span>: <text:s/>['Acura', 'Ankai', 'Audi', 'BAIC', 'BMW', 'BYD', 'Baojun', 'BeiBen', 'Beijing', 'Bisu', 'Borgward', 'Brilliance', 'Buick', 'CAMC', 'CNHTC', 'Cadillac', 'ChangAn', 'ChangFeng', 'Changhe', 'Chery', 'Chevrolet', 'Chrysler', 'Ciimo', 'Citroen', 'Cowin', 'DS', 'Dadi', 'Daewoo', 'Dayun', 'Dearcc', 'Denza', 'Dodge', 'DongFeng', 'Emgrand', 'Everus', 'FAW', 'Fiat', 'Foday', <text:soft-page-break/>'Ford', 'Foton', 'GAC', 'Geely', 'Gleagle', 'GoldenDragon', 'Gonow', 'GreatWall', 'Hafei', 'Haima', 'Haval', 'Hawtai', 'Heibao', 'HenanShaolinAuto', 'Hengtong', 'Hino', 'Honda', 'HongQi', 'Huanghai', 'Huasong', 'Hyundai', 'Infiniti', 'Isuzu', 'Iveco', 'JAC', 'JMC', 'Jaguar', 'Jeep', 'Jinbei', 'Jonway', 'KAMA', 'Karry', 'KeytonMotor', 'Kia', 'KingLong', 'LYNK&amp;Co;', 'LandRover', 'Landwind', 'Lifan', 'Lotus', 'Luxgen', 'MG', 'Maxus', 'Mazda', 'Meiya', 'Mercedes-Benz', 'Mitsubishi', 'NIO', 'Nissan', 'Peugeot', 'QinglingMotors', 'Qoros', 'Rely', 'Renault', 'Riich', 'Roewe', 'SAIC', 'SWM', 'Shaanxi', 'Shanghai', 'Sinotruk', 'Skoda', 'Soueast', 'Sunlong', 'Suzuki', 'Toyota', 'Traum', 'Venucia', 'Volkswagen', 'Volvo', 'WEY', 'Weichai', 'Weiwang', 'WuLing', 'Wuzhoulong', 'XCMG', 'XiaopengMotor', 'YUDOAuto', 'YaxingCoach', 'Yema', 'Yutong', 'ZXAuto', 'Zhongtong', 'Zinoro', 'Zotye'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gor Golyshev</meta:initial-creator>
    <meta:creation-date>2018-11-07T19:14:13</meta:creation-date>
    <meta:document-statistic meta:table-count="0" meta:image-count="0" meta:object-count="0" meta:page-count="3" meta:paragraph-count="26" meta:word-count="488" meta:character-count="4923"/>
    <dc:date>2018-11-07T19:26:43</dc:date>
    <dc:creator>Egor Golyshev</dc:creator>
    <meta:editing-duration>PT12M39S</meta:editing-duration>
    <meta:editing-cycles>1</meta:editing-cycles>
    <meta:generator>OpenOffice/4.1.3$Unix OpenOffice.org_project/413m1$Build-9783</meta:generator>
  </office:meta>
</office:document-meta>
</file>